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6pt" fo:language="en" fo:country="US" officeooo:rsid="000f5c41" officeooo:paragraph-rsid="0010206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language="en" fo:country="US" officeooo:rsid="000f5c41" officeooo:paragraph-rsid="00102066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f5c41" officeooo:paragraph-rsid="000f5c41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f5c41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f5c41" officeooo:paragraph-rsid="000f5c41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02066" officeooo:paragraph-rsid="00102066"/>
    </style:style>
    <style:style style:name="P7" style:family="paragraph" style:parent-style-name="Standard" style:list-style-name="L1">
      <style:paragraph-properties fo:text-align="start" style:justify-single-word="false"/>
      <style:text-properties fo:language="en" fo:country="US" officeooo:rsid="00102066" officeooo:paragraph-rsid="00102066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1dec1" officeooo:paragraph-rsid="0011dec1"/>
    </style:style>
    <style:style style:name="P9" style:family="paragraph" style:parent-style-name="Standard" style:list-style-name="L2">
      <style:paragraph-properties fo:text-align="start" style:justify-single-word="false"/>
      <style:text-properties fo:language="en" fo:country="US" officeooo:rsid="0011dec1" officeooo:paragraph-rsid="0011dec1"/>
    </style:style>
    <style:style style:name="T1" style:family="text">
      <style:text-properties fo:font-size="20pt" fo:background-color="transparent" loext:char-shading-value="0" style:font-size-asian="20pt" style:font-size-complex="20pt" loext:padding="0.4cm" loext:border-left="none" loext:border-right="none" loext:border-top="none" loext:border-bottom="0.51pt solid #000000"/>
    </style:style>
    <style:style style:name="T2" style:family="text">
      <style:text-properties officeooo:rsid="00102066"/>
    </style:style>
    <style:style style:name="T3" style:family="text">
      <style:text-properties officeooo:rsid="0011dec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imulation project :</text:span> </text:p>
      <text:p text:style-name="P2"/>
      <text:p text:style-name="P1"><text:span text:style-name="T2">Simulation of the COVID-19 epidemy spread</text:span></text:p>
      <text:p text:style-name="P3"/>
      <text:p text:style-name="P5">https://www.washingtonpost.com/graphics/2020/world/corona-simulator/</text:p>
      <text:p text:style-name="P4"/>
      <text:p text:style-name="P6">1) Exponential growth of the epidemic</text:p>
      <text:p text:style-name="P6"/>
      <text:p text:style-name="P6">2) See how epidemic growth is affected by restriction measures :</text:p>
      <text:p text:style-name="P6"/>
      <text:list xml:id="list2663668538" text:style-name="L1">
        <text:list-item>
          <text:p text:style-name="P7">Vaccination (change probability of getting it)</text:p>
        </text:list-item>
        <text:list-item>
          <text:p text:style-name="P7">Quarantine</text:p>
        </text:list-item>
        <text:list-item>
          <text:p text:style-name="P7">Social <text:span text:style-name="T3">distancing</text:span></text:p>
        </text:list-item>
      </text:list>
      <text:p text:style-name="P6"/>
      <text:p text:style-name="P8">To do :</text:p>
      <text:p text:style-name="P8"/>
      <text:list xml:id="list832226510" text:style-name="L2">
        <text:list-item>
          <text:p text:style-name="P9">Define subclasses : <text:line-break/>Infected Particle<text:line-break/>Recovering Particle</text:p>
          <text:p text:style-name="P9">Healthy Particle</text:p>
        </text:list-item>
        <text:list-item>
          <text:p text:style-name="P9">Each subclasses :<text:line-break/>Probability of transmission upon collision. 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7T11:06:30.197485080</meta:creation-date>
    <dc:date>2021-12-07T11:31:34.280057992</dc:date>
    <meta:editing-duration>PT25M3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12" meta:word-count="62" meta:character-count="453" meta:non-whitespace-character-count="406"/>
  </office:meta>
</office:document-meta>
</file>